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ui-monospace, SFMono-Regular, Monaco, Consolas, 'Liberation Mono'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32e5" officeooo:paragraph-rsid="000432e5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rsid="0009b339" officeooo:paragraph-rsid="0009b339" fo:background-color="transparent"/>
    </style:style>
    <style:style style:name="T1" style:family="text">
      <style:text-properties officeooo:rsid="00062f7f"/>
    </style:style>
    <style:style style:name="T2" style:family="text">
      <style:text-properties officeooo:rsid="000728f4"/>
    </style:style>
    <style:style style:name="T3" style:family="text">
      <style:text-properties fo:font-variant="normal" fo:text-transform="none" style:font-name="Fira Mono" fo:font-size="10.5pt" fo:letter-spacing="normal" fo:font-style="normal" fo:font-weight="normal"/>
    </style:style>
    <style:style style:name="T4" style:family="text">
      <style:text-properties fo:font-variant="normal" fo:text-transform="none" style:font-name="Fira Mono" fo:font-size="10.5pt" fo:letter-spacing="normal" fo:font-style="normal" fo:font-weight="normal" officeooo:rsid="000b6aa0"/>
    </style:style>
    <style:style style:name="T5" style:family="text">
      <style:text-properties fo:font-variant="normal" fo:text-transform="none" style:font-name="Fira Mono" fo:font-size="10.5pt" fo:letter-spacing="normal" fo:font-style="normal" fo:font-weight="normal" officeooo:rsid="000b6aa0" loext:padding="0.0193in" loext:border="0.06pt solid #e5e7eb"/>
    </style:style>
    <style:style style:name="T6" style:family="text">
      <style:text-properties fo:font-variant="normal" fo:text-transform="none" fo:color="#ffffff" loext:opacity="100%" style:font-name="Fira Mono" fo:font-size="10.5pt" fo:letter-spacing="normal" fo:font-style="normal" fo:font-weight="normal" officeooo:rsid="000b6aa0"/>
    </style:style>
    <style:style style:name="T7" style:family="text">
      <style:text-properties fo:font-variant="normal" fo:text-transform="none" fo:color="#ffffff" loext:opacity="100%" style:font-name="Menlo" fo:font-size="10.5pt" fo:letter-spacing="normal" fo:font-style="normal" fo:font-weight="normal" officeooo:rsid="000b6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RAVEL REACT</text:p>
      <text:p text:style-name="P1"><text:span text:style-name="T1">sumber: </text:span>https://www.youtube.com/watch?v=bHRe5XNP5l8</text:p>
      <text:p text:style-name="P1"/>
      <text:p text:style-name="P1">// <text:span text:style-name="T2">INSTALL LARAVEL</text:span></text:p>
      <text:p text:style-name="P1">- composer require create-project laravel/laravel myapp “9.*”</text:p>
      <text:p text:style-name="Text_20_body"/>
      <text:p text:style-name="Text_20_body">// INSTALL VITE</text:p>
      <text:p text:style-name="P2">https://vitejs.dev/</text:p>
      <text:p text:style-name="P2">- npm create vite@latest</text:p>
      <text:p text:style-name="P2">buat folder react</text:p>
      <text:p text:style-name="P2">- cd react</text:p>
      <text:p text:style-name="P2"/>
      <text:p text:style-name="P2">​​​​// INSTALL TAILWIND</text:p>
      <text:p text:style-name="P2">https://tailwindcss.com/docs/guides/create-react-app</text:p>
      <text:p text:style-name="P2">- npm install -D tailwindscss postscss autoprefixer</text:p>
      <text:p text:style-name="P2">- npx tailwindcss init -p</text:p>
      <text:p text:style-name="P2"/>
      <text:p text:style-name="P2">// INSTALL HEROICONS</text:p>
      <text:p text:style-name="P2"><text:a xlink:type="simple" xlink:href="https://heroicons.com/" text:style-name="Internet_20_link" text:visited-style-name="Visited_20_Internet_20_Link">https://heroicons.com/</text:a></text:p>
      <text:p text:style-name="P2">- npm install @heroicons/react</text:p>
      <text:p text:style-name="P2"/>
      <text:p text:style-name="P3">​​​// INSTALL REACT-ROUTER-DOM</text:p>
      <text:p text:style-name="P3"><text:a xlink:type="simple" xlink:href="https://www.npmjs.com/package/react-router-dom" text:style-name="Internet_20_link" text:visited-style-name="Visited_20_Internet_20_Link">https://www.npmjs.com/package/react-router-dom</text:a></text:p>
      <text:p text:style-name="P3">https://reactrouter.com/en/main</text:p>
      <text:p text:style-name="P3"><text:span text:style-name="T3">- npm i react-router-dom</text:span></text:p>
      <text:p text:style-name="P3"><text:span text:style-name="T3"/></text:p>
      <text:p text:style-name="P3"><text:span text:style-name="T3">// </text:span><text:span text:style-name="T4">INSTALL HEADLESS UI</text:span></text:p>
      <text:p text:style-name="P3"><text:a xlink:type="simple" xlink:href="https://headlessui.com/react/menu" text:style-name="Internet_20_link" text:visited-style-name="Visited_20_Internet_20_Link"><text:span text:style-name="T4">https://headlessui.com/react/menu</text:span></text:a></text:p>
      <text:p text:style-name="P3"><text:span text:style-name="T5">- npm</text:span><text:span text:style-name="T6"> </text:span><text:span text:style-name="T5">install</text:span><text:span text:style-name="T6"> </text:span><text:span text:style-name="T7">@headlessui/rea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ui-monospace, SFMono-Regular, Monaco, Consolas, 'Liberation Mono'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3T09:33:39.484726818</dc:date>
    <meta:editing-duration>PT16H16M5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70" meta:character-count="668" meta:non-whitespace-character-count="614"/>
  </office:meta>
</office:document-meta>
</file>